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3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5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4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-ranges="Feuil1.A1:Feuil1.G127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3" table:default-cell-style-name="ce9"/>
        <table:table-column table:style-name="co4" table:default-cell-style-name="ce12"/>
        <table:table-column table:style-name="co4" table:default-cell-style-name="ce16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avril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table:style-name="ce4" office:value-type="string" calcext:value-type="string">
            <text:p>Nom fournisseur</text:p>
          </table:table-cell>
          <table:table-cell office:value-type="string" calcext:value-type="string">
            <text:p>Numéro bon </text:p>
          </table:table-cell>
          <table:table-cell office:value-type="string" calcext:value-type="string">
            <text:p>Date </text:p>
          </table:table-cell>
          <table:table-cell table:style-name="ce13" office:value-type="string" calcext:value-type="string">
            <text:p>Montant de </text:p>
          </table:table-cell>
          <table:table-cell office:value-type="string" calcext:value-type="string">
            <text:p>Numéro de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commande</text:p>
          </table:table-cell>
          <table:table-cell office:value-type="string" calcext:value-type="string">
            <text:p>d'approbation</text:p>
          </table:table-cell>
          <table:table-cell table:style-name="ce13" office:value-type="string" calcext:value-type="string">
            <text:p>l'engagement</text:p>
          </table:table-cell>
          <table:table-cell office:value-type="string" calcext:value-type="string">
            <text:p>l'entent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3" office:value-type="string" calcext:value-type="string">
            <text:p>CLINIQUE DE MED. INDUST. DES LAURENTIDES</text:p>
          </table:table-cell>
          <table:table-cell table:style-name="ce7" office:value-type="float" office:value="1120479" calcext:value-type="float">
            <text:p>1120479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696.6" calcext:value-type="float">
            <text:p>1 696,60</text:p>
          </table:table-cell>
          <table:table-cell table:style-name="ce7"/>
          <table:table-cell table:style-name="ce3" office:value-type="string" calcext:value-type="string">
            <text:p>Médeci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CYCLONE SANTE INC.</text:p>
          </table:table-cell>
          <table:table-cell table:style-name="ce7" office:value-type="float" office:value="1116317" calcext:value-type="float">
            <text:p>1116317</text:p>
          </table:table-cell>
          <table:table-cell table:style-name="ce10" office:value-type="date" office:date-value="2016-04-08" calcext:value-type="date">
            <text:p>04-08-16</text:p>
          </table:table-cell>
          <table:table-cell table:style-name="ce14" office:value-type="float" office:value="1758.54" calcext:value-type="float">
            <text:p>1 758,54</text:p>
          </table:table-cell>
          <table:table-cell table:style-name="ce7"/>
          <table:table-cell table:style-name="ce3" office:value-type="string" calcext:value-type="string">
            <text:p>Expertise médicale.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DANIELLE RENE</text:p>
          </table:table-cell>
          <table:table-cell table:style-name="ce7" office:value-type="float" office:value="1115298" calcext:value-type="float">
            <text:p>1115298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158.2" calcext:value-type="float">
            <text:p>158,20</text:p>
          </table:table-cell>
          <table:table-cell table:style-name="ce7"/>
          <table:table-cell table:style-name="ce3" office:value-type="string" calcext:value-type="string">
            <text:p>Frais de déplacement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CHER, DOMINIC</text:p>
          </table:table-cell>
          <table:table-cell table:style-name="ce3" office:value-type="string" calcext:value-type="string">
            <text:p>3289419 CANADA (COLLINS)</text:p>
          </table:table-cell>
          <table:table-cell table:style-name="ce7" office:value-type="float" office:value="1116522" calcext:value-type="float">
            <text:p>1116522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595.2" calcext:value-type="float">
            <text:p>595,20</text:p>
          </table:table-cell>
          <table:table-cell table:style-name="ce7"/>
          <table:table-cell table:style-name="ce3" office:value-type="string" calcext:value-type="string">
            <text:p>Bottes de sécurité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AEROCHEM INC.</text:p>
          </table:table-cell>
          <table:table-cell table:style-name="ce7" office:value-type="float" office:value="1116518" calcext:value-type="float">
            <text:p>1116518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1833.76" calcext:value-type="float">
            <text:p>1 833,76</text:p>
          </table:table-cell>
          <table:table-cell table:style-name="ce7"/>
          <table:table-cell table:style-name="ce3" office:value-type="string" calcext:value-type="string">
            <text:p>Équipement d'entretien manue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CHAINES ET ELINGUES ST-PIERRE CANADA LTEE</text:p>
          </table:table-cell>
          <table:table-cell table:style-name="ce7" office:value-type="float" office:value="1116520" calcext:value-type="float">
            <text:p>1116520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314.96" calcext:value-type="float">
            <text:p>314,96</text:p>
          </table:table-cell>
          <table:table-cell table:style-name="ce7"/>
          <table:table-cell table:style-name="ce3" office:value-type="string" calcext:value-type="string">
            <text:p>Inspection des chaines et élingue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7" office:value-type="float" office:value="1120965" calcext:value-type="float">
            <text:p>1120965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1293.83" calcext:value-type="float">
            <text:p>1 293,83</text:p>
          </table:table-cell>
          <table:table-cell table:style-name="ce7"/>
          <table:table-cell table:style-name="ce3" office:value-type="string" calcext:value-type="string">
            <text:p>Réparation Véhicule lourd / machinerie lourd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GIVESCO INC.</text:p>
          </table:table-cell>
          <table:table-cell table:style-name="ce7" office:value-type="float" office:value="1120829" calcext:value-type="float">
            <text:p>1120829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1419.22" calcext:value-type="float">
            <text:p>1 419,22</text:p>
          </table:table-cell>
          <table:table-cell table:style-name="ce7"/>
          <table:table-cell table:style-name="ce3" office:value-type="string" calcext:value-type="string">
            <text:p>Bloc de bét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PRODUITS SANY</text:p>
          </table:table-cell>
          <table:table-cell table:style-name="ce7" office:value-type="float" office:value="1116443" calcext:value-type="float">
            <text:p>1116443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669.35" calcext:value-type="float">
            <text:p>669,35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3" office:value-type="string" calcext:value-type="string">
            <text:p>Équipement et produit d'entretie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7" office:value-type="float" office:value="1120266" calcext:value-type="float">
            <text:p>1120266</text:p>
          </table:table-cell>
          <table:table-cell table:style-name="ce10" office:value-type="date" office:date-value="2016-04-27" calcext:value-type="date">
            <text:p>04-27-16</text:p>
          </table:table-cell>
          <table:table-cell table:style-name="ce14" office:value-type="float" office:value="139.42" calcext:value-type="float">
            <text:p>139,42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3" office:value-type="string" calcext:value-type="string">
            <text:p>Produit d'entretien ménag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SOCIETE XYLEM CANADA</text:p>
          </table:table-cell>
          <table:table-cell table:style-name="ce7" office:value-type="float" office:value="1116525" calcext:value-type="float">
            <text:p>1116525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335.96" calcext:value-type="float">
            <text:p>335,96</text:p>
          </table:table-cell>
          <table:table-cell table:style-name="ce7"/>
          <table:table-cell table:style-name="ce3" office:value-type="string" calcext:value-type="string">
            <text:p>Pompe et compresseur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TELEM</text:p>
          </table:table-cell>
          <table:table-cell table:style-name="ce7" office:value-type="float" office:value="1116001" calcext:value-type="float">
            <text:p>1116001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2128.1" calcext:value-type="float">
            <text:p>2 128,10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T-GERMAIN EGOUTS ET AQUEDUCS INC.</text:p>
          </table:table-cell>
          <table:table-cell table:style-name="ce7" office:value-type="float" office:value="1116446" calcext:value-type="float">
            <text:p>1116446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1902.37" calcext:value-type="float">
            <text:p>1 902,37</text:p>
          </table:table-cell>
          <table:table-cell table:style-name="ce7" office:value-type="float" office:value="989948" calcext:value-type="float">
            <text:p>989948</text:p>
          </table:table-cell>
          <table:table-cell table:style-name="ce3" office:value-type="string" calcext:value-type="string">
            <text:p>Puisard, chambre de vanne et regard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ENAQUIP LIMITED</text:p>
          </table:table-cell>
          <table:table-cell table:style-name="ce7" office:value-type="float" office:value="1120937" calcext:value-type="float">
            <text:p>1120937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685.04" calcext:value-type="float">
            <text:p>685,04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U. CAYOUETTE INC.</text:p>
          </table:table-cell>
          <table:table-cell table:style-name="ce7" office:value-type="float" office:value="1116524" calcext:value-type="float">
            <text:p>1116524</text:p>
          </table:table-cell>
          <table:table-cell table:style-name="ce10" office:value-type="date" office:date-value="2016-04-11" calcext:value-type="date">
            <text:p>04-11-16</text:p>
          </table:table-cell>
          <table:table-cell table:style-name="ce14" office:value-type="float" office:value="592.55" calcext:value-type="float">
            <text:p>592,55</text:p>
          </table:table-cell>
          <table:table-cell table:style-name="ce7"/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939" calcext:value-type="float">
            <text:p>1120939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732.99" calcext:value-type="float">
            <text:p>732,99</text:p>
          </table:table-cell>
          <table:table-cell table:style-name="ce7"/>
          <table:table-cell table:style-name="ce3" office:value-type="string" calcext:value-type="string">
            <text:p>Huile et liquide pour matériel roula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3" office:value-type="string" calcext:value-type="string">
            <text:p>GIVESCO INC.</text:p>
          </table:table-cell>
          <table:table-cell table:style-name="ce7" office:value-type="float" office:value="1118471" calcext:value-type="float">
            <text:p>1118471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193.6" calcext:value-type="float">
            <text:p>193,60</text:p>
          </table:table-cell>
          <table:table-cell table:style-name="ce17"/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PEPINIERE AUCLAIR ET FRERES (1991) INC.</text:p>
          </table:table-cell>
          <table:table-cell table:style-name="ce7" office:value-type="float" office:value="1118795" calcext:value-type="float">
            <text:p>1118795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18128.71" calcext:value-type="float">
            <text:p>18 128,71</text:p>
          </table:table-cell>
          <table:table-cell table:style-name="ce17"/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EPINIERES Y. YVON AUCLAIR ET FILS ENR.</text:p>
          </table:table-cell>
          <table:table-cell table:style-name="ce7" office:value-type="float" office:value="1118658" calcext:value-type="float">
            <text:p>1118658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11196.92" calcext:value-type="float">
            <text:p>11 196,92</text:p>
          </table:table-cell>
          <table:table-cell table:style-name="ce17"/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ESSIER RECREO-PARC INC</text:p>
          </table:table-cell>
          <table:table-cell table:style-name="ce7" office:value-type="float" office:value="1120892" calcext:value-type="float">
            <text:p>1120892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9927.62" calcext:value-type="float">
            <text:p>9 927,62</text:p>
          </table:table-cell>
          <table:table-cell table:style-name="ce17"/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7" office:value-type="float" office:value="1098765" calcext:value-type="float">
            <text:p>1098765</text:p>
          </table:table-cell>
          <table:table-cell table:style-name="ce10" office:value-type="date" office:date-value="2016-04-21" calcext:value-type="date">
            <text:p>04-21-16</text:p>
          </table:table-cell>
          <table:table-cell table:style-name="ce14" office:value-type="float" office:value="1.15" calcext:value-type="float">
            <text:p>1,15</text:p>
          </table:table-cell>
          <table:table-cell table:style-name="ce7"/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COMPUGEN INC.</text:p>
          </table:table-cell>
          <table:table-cell table:style-name="ce7" office:value-type="float" office:value="1120637" calcext:value-type="float">
            <text:p>1120637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83.73" calcext:value-type="float">
            <text:p>183,73</text:p>
          </table:table-cell>
          <table:table-cell table:style-name="ce7"/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LES DISTRIBUTRICES SYBCO LTEE</text:p>
          </table:table-cell>
          <table:table-cell table:style-name="ce7" office:value-type="float" office:value="1113204" calcext:value-type="float">
            <text:p>1113204</text:p>
          </table:table-cell>
          <table:table-cell table:style-name="ce10" office:value-type="date" office:date-value="2016-04-21" calcext:value-type="date">
            <text:p>04-21-16</text:p>
          </table:table-cell>
          <table:table-cell table:style-name="ce14" office:value-type="float" office:value="1049.87" calcext:value-type="float">
            <text:p>1 049,87</text:p>
          </table:table-cell>
          <table:table-cell table:style-name="ce7"/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3" office:value-type="string" calcext:value-type="string">
            <text:p>DESCHAMPS IMPRESSION INC.</text:p>
          </table:table-cell>
          <table:table-cell table:style-name="ce7" office:value-type="float" office:value="1118557" calcext:value-type="float">
            <text:p>1118557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524.94" calcext:value-type="float">
            <text:p>524,94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IMPRIMERIE MULTI-FORMAT</text:p>
          </table:table-cell>
          <table:table-cell table:style-name="ce7" office:value-type="float" office:value="1119529" calcext:value-type="float">
            <text:p>1119529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209.97" calcext:value-type="float">
            <text:p>209,97</text:p>
          </table:table-cell>
          <table:table-cell table:style-name="ce7"/>
          <table:table-cell table:style-name="ce3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INGETEC EXPERTS-CONSEILS EN BATIMENTS INC</text:p>
          </table:table-cell>
          <table:table-cell table:style-name="ce7" office:value-type="float" office:value="1118556" calcext:value-type="float">
            <text:p>1118556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1574.81" calcext:value-type="float">
            <text:p>1 574,81</text:p>
          </table:table-cell>
          <table:table-cell table:style-name="ce17"/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3" office:value-type="string" calcext:value-type="string">
            <text:p>COMPUGEN INC.</text:p>
          </table:table-cell>
          <table:table-cell table:style-name="ce7" office:value-type="float" office:value="1117473" calcext:value-type="float">
            <text:p>1117473</text:p>
          </table:table-cell>
          <table:table-cell table:style-name="ce10" office:value-type="date" office:date-value="2016-04-14" calcext:value-type="date">
            <text:p>04-14-16</text:p>
          </table:table-cell>
          <table:table-cell table:style-name="ce14" office:value-type="float" office:value="0" calcext:value-type="float">
            <text:p>0,00</text:p>
          </table:table-cell>
          <table:table-cell table:style-name="ce7"/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NISSAN CANADA FINANCE</text:p>
          </table:table-cell>
          <table:table-cell table:style-name="ce7" office:value-type="float" office:value="1117472" calcext:value-type="float">
            <text:p>1117472</text:p>
          </table:table-cell>
          <table:table-cell table:style-name="ce10" office:value-type="date" office:date-value="2016-04-14" calcext:value-type="date">
            <text:p>04-14-16</text:p>
          </table:table-cell>
          <table:table-cell table:style-name="ce14" office:value-type="float" office:value="8775.56" calcext:value-type="float">
            <text:p>8 775,56</text:p>
          </table:table-cell>
          <table:table-cell table:style-name="ce17"/>
          <table:table-cell table:style-name="ce3" office:value-type="string" calcext:value-type="string">
            <text:p>Achat Automobile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3" office:value-type="string" calcext:value-type="string">
            <text:p>CIMCO REFRIGERATION TOROMONT INDUSTRIE</text:p>
          </table:table-cell>
          <table:table-cell table:style-name="ce7" office:value-type="float" office:value="1119496" calcext:value-type="float">
            <text:p>1119496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755.91" calcext:value-type="float">
            <text:p>755,91</text:p>
          </table:table-cell>
          <table:table-cell table:style-name="ce7"/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HUSS SPORTS LTEE</text:p>
          </table:table-cell>
          <table:table-cell table:style-name="ce7" office:value-type="float" office:value="1115377" calcext:value-type="float">
            <text:p>1115377</text:p>
          </table:table-cell>
          <table:table-cell table:style-name="ce10" office:value-type="date" office:date-value="2016-04-06" calcext:value-type="date">
            <text:p>04-06-16</text:p>
          </table:table-cell>
          <table:table-cell table:style-name="ce14" office:value-type="float" office:value="55.64" calcext:value-type="float">
            <text:p>55,64</text:p>
          </table:table-cell>
          <table:table-cell table:style-name="ce7"/>
          <table:table-cell table:style-name="ce3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LES AUTOBUS LA MONTREALAISE INC</text:p>
          </table:table-cell>
          <table:table-cell table:style-name="ce7" office:value-type="float" office:value="1114712" calcext:value-type="float">
            <text:p>1114712</text:p>
          </table:table-cell>
          <table:table-cell table:style-name="ce10" office:value-type="date" office:date-value="2016-04-01" calcext:value-type="date">
            <text:p>04-01-16</text:p>
          </table:table-cell>
          <table:table-cell table:style-name="ce14" office:value-type="float" office:value="913.39" calcext:value-type="float">
            <text:p>913,39</text:p>
          </table:table-cell>
          <table:table-cell table:style-name="ce7"/>
          <table:table-cell table:style-name="ce3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LES INSTALLATIONS SPORTIVES AGORA INC.</text:p>
          </table:table-cell>
          <table:table-cell table:style-name="ce7" office:value-type="float" office:value="1115794" calcext:value-type="float">
            <text:p>1115794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624.68" calcext:value-type="float">
            <text:p>624,68</text:p>
          </table:table-cell>
          <table:table-cell table:style-name="ce7"/>
          <table:table-cell table:style-name="ce3" office:value-type="string" calcext:value-type="string">
            <text:p>Réparation/Entretien - Porte et fenêt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PRODUITS SANY</text:p>
          </table:table-cell>
          <table:table-cell table:style-name="ce7" office:value-type="float" office:value="1116026" calcext:value-type="float">
            <text:p>1116026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548.51" calcext:value-type="float">
            <text:p>548,51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3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19074" calcext:value-type="float">
            <text:p>1119074</text:p>
          </table:table-cell>
          <table:table-cell table:style-name="ce10" office:value-type="date" office:date-value="2016-04-21" calcext:value-type="date">
            <text:p>04-21-16</text:p>
          </table:table-cell>
          <table:table-cell table:style-name="ce14" office:value-type="float" office:value="156.43" calcext:value-type="float">
            <text:p>156,43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3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/>
          <table:table-cell table:style-name="ce7" office:value-type="float" office:value="1120830" calcext:value-type="float">
            <text:p>1120830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722.08" calcext:value-type="float">
            <text:p>722,08</text:p>
          </table:table-cell>
          <table:table-cell table:style-name="ce7"/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3" office:value-type="string" calcext:value-type="string">
            <text:p>ALLIANCE QUEBECOISE DU LOISIR PUBLIC</text:p>
          </table:table-cell>
          <table:table-cell table:style-name="ce7" office:value-type="float" office:value="1119579" calcext:value-type="float">
            <text:p>1119579</text:p>
          </table:table-cell>
          <table:table-cell table:style-name="ce10" office:value-type="date" office:date-value="2016-04-25" calcext:value-type="date">
            <text:p>04-25-16</text:p>
          </table:table-cell>
          <table:table-cell table:style-name="ce14" office:value-type="float" office:value="2446.21" calcext:value-type="float">
            <text:p>2 446,21</text:p>
          </table:table-cell>
          <table:table-cell table:style-name="ce7"/>
          <table:table-cell table:style-name="ce3" office:value-type="string" calcext:value-type="string">
            <text:p>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ASS. PARITAIRE SANTE &amp; SECUR. AFFAIRES MUNIC.</text:p>
          </table:table-cell>
          <table:table-cell table:style-name="ce7" office:value-type="float" office:value="1119251" calcext:value-type="float">
            <text:p>1119251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200" calcext:value-type="float">
            <text:p>200,00</text:p>
          </table:table-cell>
          <table:table-cell table:style-name="ce7"/>
          <table:table-cell table:style-name="ce3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AFE 92 DEGRES INC.</text:p>
          </table:table-cell>
          <table:table-cell table:style-name="ce7" office:value-type="float" office:value="1115379" calcext:value-type="float">
            <text:p>1115379</text:p>
          </table:table-cell>
          <table:table-cell table:style-name="ce10" office:value-type="date" office:date-value="2016-04-06" calcext:value-type="date">
            <text:p>04-06-16</text:p>
          </table:table-cell>
          <table:table-cell table:style-name="ce14" office:value-type="float" office:value="149.22" calcext:value-type="float">
            <text:p>149,22</text:p>
          </table:table-cell>
          <table:table-cell table:style-name="ce7"/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CHAUSSURES BELMONT INC</text:p>
          </table:table-cell>
          <table:table-cell table:style-name="ce7" office:value-type="float" office:value="1115848" calcext:value-type="float">
            <text:p>1115848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257.19" calcext:value-type="float">
            <text:p>257,19</text:p>
          </table:table-cell>
          <table:table-cell table:style-name="ce7"/>
          <table:table-cell table:style-name="ce3" office:value-type="string" calcext:value-type="string">
            <text:p>Chaussure de sécurit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COMMISSION SCOLAIRE DE MONTREAL (CSDM)</text:p>
          </table:table-cell>
          <table:table-cell table:style-name="ce7" office:value-type="float" office:value="1119499" calcext:value-type="float">
            <text:p>1119499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4827.87" calcext:value-type="float">
            <text:p>4 827,87</text:p>
          </table:table-cell>
          <table:table-cell table:style-name="ce7"/>
          <table:table-cell table:style-name="ce3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COMMISSION SPORTIVE MONTREAL CONCORDIA</text:p>
          </table:table-cell>
          <table:table-cell table:style-name="ce7" office:value-type="float" office:value="1117103" calcext:value-type="float">
            <text:p>1117103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34.32" calcext:value-type="float">
            <text:p>34,32</text:p>
          </table:table-cell>
          <table:table-cell table:style-name="ce7"/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/>
          <table:table-cell table:style-name="ce7" office:value-type="float" office:value="1117106" calcext:value-type="float">
            <text:p>1117106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1044.2" calcext:value-type="float">
            <text:p>1 044,20</text:p>
          </table:table-cell>
          <table:table-cell table:style-name="ce7"/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/>
          <table:table-cell table:style-name="ce7" office:value-type="float" office:value="1117108" calcext:value-type="float">
            <text:p>1117108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2088.35" calcext:value-type="float">
            <text:p>2 088,35</text:p>
          </table:table-cell>
          <table:table-cell table:style-name="ce7"/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3" office:value-type="string" calcext:value-type="string">
            <text:p>COMPUGEN INC.</text:p>
          </table:table-cell>
          <table:table-cell table:style-name="ce7" office:value-type="float" office:value="1119488" calcext:value-type="float">
            <text:p>1119488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617.55" calcext:value-type="float">
            <text:p>617,55</text:p>
          </table:table-cell>
          <table:table-cell table:style-name="ce17"/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FOURCHETTE &amp; CIE CUISINE COMMUNAUTAIRE</text:p>
          </table:table-cell>
          <table:table-cell table:style-name="ce7" office:value-type="float" office:value="1116290" calcext:value-type="float">
            <text:p>1116290</text:p>
          </table:table-cell>
          <table:table-cell table:style-name="ce10" office:value-type="date" office:date-value="2016-04-08" calcext:value-type="date">
            <text:p>04-08-16</text:p>
          </table:table-cell>
          <table:table-cell table:style-name="ce14" office:value-type="float" office:value="360" calcext:value-type="float">
            <text:p>360,00</text:p>
          </table:table-cell>
          <table:table-cell table:style-name="ce7"/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ONEYWELL LTEE</text:p>
          </table:table-cell>
          <table:table-cell table:style-name="ce7" office:value-type="float" office:value="1115380" calcext:value-type="float">
            <text:p>1115380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4349.75" calcext:value-type="float">
            <text:p>14 349,75</text:p>
          </table:table-cell>
          <table:table-cell table:style-name="ce7"/>
          <table:table-cell table:style-name="ce3" office:value-type="string" calcext:value-type="string">
            <text:p>Réparation/Entretien - Appareil et système de climatisa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OVIZION INC.</text:p>
          </table:table-cell>
          <table:table-cell table:style-name="ce7" office:value-type="float" office:value="1115168" calcext:value-type="float">
            <text:p>1115168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157.48" calcext:value-type="float">
            <text:p>157,48</text:p>
          </table:table-cell>
          <table:table-cell table:style-name="ce17"/>
          <table:table-cell table:style-name="ce3" office:value-type="string" calcext:value-type="string">
            <text:p>Location - Film-musique, vidéo, banque d'imag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RICHARD, CAROLINE</text:p>
          </table:table-cell>
          <table:table-cell table:style-name="ce7" office:value-type="float" office:value="1120024" calcext:value-type="float">
            <text:p>1120024</text:p>
          </table:table-cell>
          <table:table-cell table:style-name="ce10" office:value-type="date" office:date-value="2016-04-26" calcext:value-type="date">
            <text:p>04-26-16</text:p>
          </table:table-cell>
          <table:table-cell table:style-name="ce14" office:value-type="float" office:value="1183.82" calcext:value-type="float">
            <text:p>1 183,82</text:p>
          </table:table-cell>
          <table:table-cell table:style-name="ce17"/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OBILLARD, MYLENE</text:p>
          </table:table-cell>
          <table:table-cell table:style-name="ce7" office:value-type="float" office:value="1120022" calcext:value-type="float">
            <text:p>1120022</text:p>
          </table:table-cell>
          <table:table-cell table:style-name="ce10" office:value-type="date" office:date-value="2016-04-26" calcext:value-type="date">
            <text:p>04-26-16</text:p>
          </table:table-cell>
          <table:table-cell table:style-name="ce14" office:value-type="float" office:value="1532.66" calcext:value-type="float">
            <text:p>1 532,66</text:p>
          </table:table-cell>
          <table:table-cell table:style-name="ce17"/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SISCA SOLUTIONS D'AFFAIRES CANADA INC.</text:p>
          </table:table-cell>
          <table:table-cell table:style-name="ce7" office:value-type="float" office:value="1117113" calcext:value-type="float">
            <text:p>1117113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309.71" calcext:value-type="float">
            <text:p>309,71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 office:value-type="float" office:value="1117121" calcext:value-type="float">
            <text:p>1117121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288.72" calcext:value-type="float">
            <text:p>288,72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 office:value-type="float" office:value="1117125" calcext:value-type="float">
            <text:p>1117125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68.24" calcext:value-type="float">
            <text:p>68,24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 office:value-type="float" office:value="1117126" calcext:value-type="float">
            <text:p>1117126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803.15" calcext:value-type="float">
            <text:p>803,15</text:p>
          </table:table-cell>
          <table:table-cell table:style-name="ce1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HIBAULT, YANICK</text:p>
          </table:table-cell>
          <table:table-cell table:style-name="ce7" office:value-type="float" office:value="1120018" calcext:value-type="float">
            <text:p>1120018</text:p>
          </table:table-cell>
          <table:table-cell table:style-name="ce10" office:value-type="date" office:date-value="2016-04-26" calcext:value-type="date">
            <text:p>04-26-16</text:p>
          </table:table-cell>
          <table:table-cell table:style-name="ce14" office:value-type="float" office:value="1330.45" calcext:value-type="float">
            <text:p>1 330,45</text:p>
          </table:table-cell>
          <table:table-cell table:style-name="ce17"/>
          <table:table-cell table:style-name="ce3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3" office:value-type="string" calcext:value-type="string">
            <text:p>CARDIN RAMIREZ JULIEN INC.</text:p>
          </table:table-cell>
          <table:table-cell table:style-name="ce7" office:value-type="float" office:value="1117358" calcext:value-type="float">
            <text:p>1117358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6482.98" calcext:value-type="float">
            <text:p>6 482,98</text:p>
          </table:table-cell>
          <table:table-cell table:style-name="ce7"/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ORP. DES OFFICIERS MUNIC. AGREES DU QC</text:p>
          </table:table-cell>
          <table:table-cell table:style-name="ce7" office:value-type="float" office:value="1115299" calcext:value-type="float">
            <text:p>1115299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713.91" calcext:value-type="float">
            <text:p>713,91</text:p>
          </table:table-cell>
          <table:table-cell table:style-name="ce7"/>
          <table:table-cell table:style-name="ce3" office:value-type="string" calcext:value-type="string">
            <text:p>Frais - Inscription pour colloque et congrè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DIMENSION DPR INC.</text:p>
          </table:table-cell>
          <table:table-cell table:style-name="ce7" office:value-type="float" office:value="1115490" calcext:value-type="float">
            <text:p>1115490</text:p>
          </table:table-cell>
          <table:table-cell table:style-name="ce10" office:value-type="date" office:date-value="2016-04-06" calcext:value-type="date">
            <text:p>04-06-16</text:p>
          </table:table-cell>
          <table:table-cell table:style-name="ce14" office:value-type="float" office:value="173.23" calcext:value-type="float">
            <text:p>173,23</text:p>
          </table:table-cell>
          <table:table-cell table:style-name="ce7"/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'AIDE A L'AUTONOMIE PHYSIQUE ET PROF.</text:p>
          </table:table-cell>
          <table:table-cell table:style-name="ce7" office:value-type="float" office:value="1118405" calcext:value-type="float">
            <text:p>1118405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5479.04" calcext:value-type="float">
            <text:p>5 479,04</text:p>
          </table:table-cell>
          <table:table-cell table:style-name="ce7"/>
          <table:table-cell table:style-name="ce3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S E/SES DE CONSTRUCTION PROFIL INC.</text:p>
          </table:table-cell>
          <table:table-cell table:style-name="ce7" office:value-type="float" office:value="1117079" calcext:value-type="float">
            <text:p>1117079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475.59" calcext:value-type="float">
            <text:p>475,59</text:p>
          </table:table-cell>
          <table:table-cell table:style-name="ce7"/>
          <table:table-cell table:style-name="ce3" office:value-type="string" calcext:value-type="string">
            <text:p>Service - Décontamination, contrôle des odeur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EKNION ROY ET BRETON INC.</text:p>
          </table:table-cell>
          <table:table-cell table:style-name="ce7" office:value-type="float" office:value="1120232" calcext:value-type="float">
            <text:p>1120232</text:p>
          </table:table-cell>
          <table:table-cell table:style-name="ce10" office:value-type="date" office:date-value="2016-04-27" calcext:value-type="date">
            <text:p>04-27-16</text:p>
          </table:table-cell>
          <table:table-cell table:style-name="ce14" office:value-type="float" office:value="8586.23" calcext:value-type="float">
            <text:p>8 586,23</text:p>
          </table:table-cell>
          <table:table-cell table:style-name="ce7" office:value-type="float" office:value="854079" calcext:value-type="float">
            <text:p>854079</text:p>
          </table:table-cell>
          <table:table-cell table:style-name="ce3" office:value-type="string" calcext:value-type="string">
            <text:p>Bureau (Mobilier système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YCO FEU ET SECURITE INTEGRES CANADA, INC.</text:p>
          </table:table-cell>
          <table:table-cell table:style-name="ce7" office:value-type="float" office:value="1105075" calcext:value-type="float">
            <text:p>1105075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28.35" calcext:value-type="float">
            <text:p>28,35</text:p>
          </table:table-cell>
          <table:table-cell table:style-name="ce7"/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3" office:value-type="string" calcext:value-type="string">
            <text:p>ANDRE LAVOIE</text:p>
          </table:table-cell>
          <table:table-cell table:style-name="ce7" office:value-type="float" office:value="1115328" calcext:value-type="float">
            <text:p>1115328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209.97" calcext:value-type="float">
            <text:p>209,97</text:p>
          </table:table-cell>
          <table:table-cell table:style-name="ce17"/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15384" calcext:value-type="float">
            <text:p>1115384</text:p>
          </table:table-cell>
          <table:table-cell table:style-name="ce10" office:value-type="date" office:date-value="2016-04-06" calcext:value-type="date">
            <text:p>04-06-16</text:p>
          </table:table-cell>
          <table:table-cell table:style-name="ce14" office:value-type="float" office:value="419.95" calcext:value-type="float">
            <text:p>419,95</text:p>
          </table:table-cell>
          <table:table-cell table:style-name="ce7"/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AUDIO CINE FILMS INC</text:p>
          </table:table-cell>
          <table:table-cell table:style-name="ce7" office:value-type="float" office:value="1115325" calcext:value-type="float">
            <text:p>1115325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236.22" calcext:value-type="float">
            <text:p>236,22</text:p>
          </table:table-cell>
          <table:table-cell table:style-name="ce17"/>
          <table:table-cell table:style-name="ce3" office:value-type="string" calcext:value-type="string">
            <text:p>Location - Film-musique, vidéo, banque d'image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APSANA INC.</text:p>
          </table:table-cell>
          <table:table-cell table:style-name="ce7" office:value-type="float" office:value="1120662" calcext:value-type="float">
            <text:p>1120662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36.95" calcext:value-type="float">
            <text:p>136,95</text:p>
          </table:table-cell>
          <table:table-cell table:style-name="ce17"/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RE CONSEIL REG. DE L'ENVIRONNEMENT DE MTL</text:p>
          </table:table-cell>
          <table:table-cell table:style-name="ce7" office:value-type="float" office:value="1120671" calcext:value-type="float">
            <text:p>1120671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400" calcext:value-type="float">
            <text:p>400,00</text:p>
          </table:table-cell>
          <table:table-cell table:style-name="ce7"/>
          <table:table-cell table:style-name="ce3" office:value-type="string" calcext:value-type="string">
            <text:p>Achat de bille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DESCHAMPS IMPRESSION INC.</text:p>
          </table:table-cell>
          <table:table-cell table:style-name="ce7" office:value-type="float" office:value="1119571" calcext:value-type="float">
            <text:p>1119571</text:p>
          </table:table-cell>
          <table:table-cell table:style-name="ce10" office:value-type="date" office:date-value="2016-04-25" calcext:value-type="date">
            <text:p>04-25-16</text:p>
          </table:table-cell>
          <table:table-cell table:style-name="ce14" office:value-type="float" office:value="21" calcext:value-type="float">
            <text:p>21,00</text:p>
          </table:table-cell>
          <table:table-cell table:style-name="ce1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DESPRES LAPORTE INC</text:p>
          </table:table-cell>
          <table:table-cell table:style-name="ce7" office:value-type="float" office:value="1117145" calcext:value-type="float">
            <text:p>1117145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3196.91" calcext:value-type="float">
            <text:p>3 196,91</text:p>
          </table:table-cell>
          <table:table-cell table:style-name="ce7"/>
          <table:table-cell table:style-name="ce3" office:value-type="string" calcext:value-type="string">
            <text:p>Accessoire et équipement de restaura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FESTIVAL INTERNATIONAL DU FILM POUR ENFANTS</text:p>
          </table:table-cell>
          <table:table-cell table:style-name="ce7" office:value-type="float" office:value="1115326" calcext:value-type="float">
            <text:p>1115326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472.44" calcext:value-type="float">
            <text:p>472,44</text:p>
          </table:table-cell>
          <table:table-cell table:style-name="ce7"/>
          <table:table-cell table:style-name="ce3" office:value-type="string" calcext:value-type="string">
            <text:p>Location - Film-musique, vidéo, banque d'imag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JULIEN LEBLOND</text:p>
          </table:table-cell>
          <table:table-cell table:style-name="ce7" office:value-type="float" office:value="1115072" calcext:value-type="float">
            <text:p>1115072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425.2" calcext:value-type="float">
            <text:p>425,20</text:p>
          </table:table-cell>
          <table:table-cell table:style-name="ce7"/>
          <table:table-cell table:style-name="ce3" office:value-type="string" calcext:value-type="string">
            <text:p>Déménagement et entretien de pia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LES COUVRE-PLANCHERS SOLATHEQUE INC.</text:p>
          </table:table-cell>
          <table:table-cell table:style-name="ce7" office:value-type="float" office:value="1115167" calcext:value-type="float">
            <text:p>1115167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367.46" calcext:value-type="float">
            <text:p>367,46</text:p>
          </table:table-cell>
          <table:table-cell table:style-name="ce17"/>
          <table:table-cell table:style-name="ce3" office:value-type="string" calcext:value-type="string">
            <text:p>Tapis amovib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LOCATION D'OUTILS SIMPLEX S.E.C.</text:p>
          </table:table-cell>
          <table:table-cell table:style-name="ce7" office:value-type="float" office:value="1117154" calcext:value-type="float">
            <text:p>1117154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1317.91" calcext:value-type="float">
            <text:p>1 317,91</text:p>
          </table:table-cell>
          <table:table-cell table:style-name="ce7"/>
          <table:table-cell table:style-name="ce3" office:value-type="string" calcext:value-type="string">
            <text:p>Entrepreneur en autres types d'appareils élévateur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LVP.CA</text:p>
          </table:table-cell>
          <table:table-cell table:style-name="ce7" office:value-type="float" office:value="1115327" calcext:value-type="float">
            <text:p>1115327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566.93" calcext:value-type="float">
            <text:p>566,93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 office:value-type="float" office:value="1117138" calcext:value-type="float">
            <text:p>1117138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131.23" calcext:value-type="float">
            <text:p>131,23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640" calcext:value-type="float">
            <text:p>1120640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2624.69" calcext:value-type="float">
            <text:p>2 624,69</text:p>
          </table:table-cell>
          <table:table-cell table:style-name="ce1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INISTRE DES FINANCES</text:p>
          </table:table-cell>
          <table:table-cell table:style-name="ce7" office:value-type="float" office:value="1115163" calcext:value-type="float">
            <text:p>1115163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60.75" calcext:value-type="float">
            <text:p>60,75</text:p>
          </table:table-cell>
          <table:table-cell table:style-name="ce7"/>
          <table:table-cell table:style-name="ce3" office:value-type="string" calcext:value-type="string">
            <text:p>Frais - Permi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15164" calcext:value-type="float">
            <text:p>1115164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60.75" calcext:value-type="float">
            <text:p>60,75</text:p>
          </table:table-cell>
          <table:table-cell table:style-name="ce7"/>
          <table:table-cell table:style-name="ce3" office:value-type="string" calcext:value-type="string">
            <text:p>Frais - Permi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PG REVETEMENTS ARCHITECT. CANADA INC.</text:p>
          </table:table-cell>
          <table:table-cell table:style-name="ce7" office:value-type="float" office:value="1115976" calcext:value-type="float">
            <text:p>1115976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243.59" calcext:value-type="float">
            <text:p>243,59</text:p>
          </table:table-cell>
          <table:table-cell table:style-name="ce7"/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826" calcext:value-type="float">
            <text:p>1120826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243.59" calcext:value-type="float">
            <text:p>243,59</text:p>
          </table:table-cell>
          <table:table-cell table:style-name="ce7"/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OULEAUX DE PAPIER &amp; RUBANS J.L. INC.</text:p>
          </table:table-cell>
          <table:table-cell table:style-name="ce7" office:value-type="float" office:value="1115797" calcext:value-type="float">
            <text:p>1115797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344.15" calcext:value-type="float">
            <text:p>344,15</text:p>
          </table:table-cell>
          <table:table-cell table:style-name="ce7"/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3" office:value-type="string" calcext:value-type="string">
            <text:p>GENDRON, DENIS</text:p>
          </table:table-cell>
          <table:table-cell table:style-name="ce7" office:value-type="float" office:value="1115918" calcext:value-type="float">
            <text:p>1115918</text:p>
          </table:table-cell>
          <table:table-cell table:style-name="ce10" office:value-type="date" office:date-value="2016-04-07" calcext:value-type="date">
            <text:p>04-07-16</text:p>
          </table:table-cell>
          <table:table-cell table:style-name="ce14" office:value-type="float" office:value="2300.63" calcext:value-type="float">
            <text:p>2 300,63</text:p>
          </table:table-cell>
          <table:table-cell table:style-name="ce7"/>
          <table:table-cell table:style-name="ce3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LE DIPLOMATE AUDIOVISUEL</text:p>
          </table:table-cell>
          <table:table-cell table:style-name="ce7" office:value-type="float" office:value="1118648" calcext:value-type="float">
            <text:p>1118648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7007.97" calcext:value-type="float">
            <text:p>7 007,97</text:p>
          </table:table-cell>
          <table:table-cell table:style-name="ce17"/>
          <table:table-cell table:style-name="ce3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MLC ASSOCIES INC.</text:p>
          </table:table-cell>
          <table:table-cell table:style-name="ce7" office:value-type="float" office:value="1118406" calcext:value-type="float">
            <text:p>1118406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11832.09" calcext:value-type="float">
            <text:p>11 832,09</text:p>
          </table:table-cell>
          <table:table-cell table:style-name="ce7"/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SOLUTIONS GRAFFITI</text:p>
          </table:table-cell>
          <table:table-cell table:style-name="ce7" office:value-type="float" office:value="1117789" calcext:value-type="float">
            <text:p>1117789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2901.17" calcext:value-type="float">
            <text:p>12 901,17</text:p>
          </table:table-cell>
          <table:table-cell table:style-name="ce7"/>
          <table:table-cell table:style-name="ce3" office:value-type="string" calcext:value-type="string">
            <text:p>Service - Nettoyage de graffiti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HERRIEN, MICHEL</text:p>
          </table:table-cell>
          <table:table-cell table:style-name="ce7" office:value-type="float" office:value="1117655" calcext:value-type="float">
            <text:p>1117655</text:p>
          </table:table-cell>
          <table:table-cell table:style-name="ce10" office:value-type="date" office:date-value="2016-04-14" calcext:value-type="date">
            <text:p>04-14-16</text:p>
          </table:table-cell>
          <table:table-cell table:style-name="ce14" office:value-type="float" office:value="920.25" calcext:value-type="float">
            <text:p>920,25</text:p>
          </table:table-cell>
          <table:table-cell table:style-name="ce17"/>
          <table:table-cell table:style-name="ce3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KNL INC.</text:p>
          </table:table-cell>
          <table:table-cell table:style-name="ce7" office:value-type="float" office:value="1118653" calcext:value-type="float">
            <text:p>1118653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204.73" calcext:value-type="float">
            <text:p>204,73</text:p>
          </table:table-cell>
          <table:table-cell table:style-name="ce7"/>
          <table:table-cell table:style-name="ce3" office:value-type="string" calcext:value-type="string">
            <text:p>Réparation/Entretien - Appareil électroniqu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3" office:value-type="string" calcext:value-type="string">
            <text:p>9028-3870 QUEBEC INC.</text:p>
          </table:table-cell>
          <table:table-cell table:style-name="ce7" office:value-type="float" office:value="1118197" calcext:value-type="float">
            <text:p>1118197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1142.16" calcext:value-type="float">
            <text:p>1 142,16</text:p>
          </table:table-cell>
          <table:table-cell table:style-name="ce7"/>
          <table:table-cell table:style-name="ce3" office:value-type="string" calcext:value-type="string">
            <text:p>Installation de prises électrique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9297-6646 QUEBEC INC.</text:p>
          </table:table-cell>
          <table:table-cell table:style-name="ce7" office:value-type="float" office:value="1115196" calcext:value-type="float">
            <text:p>1115196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10498.75" calcext:value-type="float">
            <text:p>10 498,75</text:p>
          </table:table-cell>
          <table:table-cell table:style-name="ce7"/>
          <table:table-cell table:style-name="ce3" office:value-type="string" calcext:value-type="string">
            <text:p>Location de rétrocaveus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ABC ENVIRONNEMENT INC.</text:p>
          </table:table-cell>
          <table:table-cell table:style-name="ce7" office:value-type="float" office:value="1115222" calcext:value-type="float">
            <text:p>1115222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20997.5" calcext:value-type="float">
            <text:p>20 997,50</text:p>
          </table:table-cell>
          <table:table-cell table:style-name="ce7"/>
          <table:table-cell table:style-name="ce3" office:value-type="string" calcext:value-type="string">
            <text:p>Service - Vidange de puisards et regards (délégation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ACIER LACHINE INC</text:p>
          </table:table-cell>
          <table:table-cell table:style-name="ce7" office:value-type="float" office:value="1118445" calcext:value-type="float">
            <text:p>1118445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1639.51" calcext:value-type="float">
            <text:p>1 639,51</text:p>
          </table:table-cell>
          <table:table-cell table:style-name="ce7"/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ACKLANDS - GRAINGER INC.</text:p>
          </table:table-cell>
          <table:table-cell table:style-name="ce7" office:value-type="float" office:value="1117909" calcext:value-type="float">
            <text:p>1117909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72.31" calcext:value-type="float">
            <text:p>172,31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623" calcext:value-type="float">
            <text:p>1120623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213.09" calcext:value-type="float">
            <text:p>213,09</text:p>
          </table:table-cell>
          <table:table-cell table:style-name="ce7"/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/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40.1" calcext:value-type="float">
            <text:p>140,10</text:p>
          </table:table-cell>
          <table:table-cell table:style-name="ce7"/>
          <table:table-cell table:style-name="ce3" office:value-type="string" calcext:value-type="string">
            <text:p>Huile et liquide pour matériel roulan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ACTI-SOL INC</text:p>
          </table:table-cell>
          <table:table-cell table:style-name="ce7" office:value-type="float" office:value="1118751" calcext:value-type="float">
            <text:p>1118751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238.79" calcext:value-type="float">
            <text:p>238,79</text:p>
          </table:table-cell>
          <table:table-cell table:style-name="ce7"/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ERIU</text:p>
          </table:table-cell>
          <table:table-cell table:style-name="ce7" office:value-type="float" office:value="1117896" calcext:value-type="float">
            <text:p>1117896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049.87" calcext:value-type="float">
            <text:p>1 049,87</text:p>
          </table:table-cell>
          <table:table-cell table:style-name="ce7"/>
          <table:table-cell table:style-name="ce3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HAS GENTMANTEL &amp; FILS LTEE</text:p>
          </table:table-cell>
          <table:table-cell table:style-name="ce7" office:value-type="float" office:value="1120851" calcext:value-type="float">
            <text:p>1120851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68.24" calcext:value-type="float">
            <text:p>68,24</text:p>
          </table:table-cell>
          <table:table-cell table:style-name="ce7"/>
          <table:table-cell table:style-name="ce3" office:value-type="string" calcext:value-type="string">
            <text:p>Accessoire et pièce de remplacement pour équipemen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HAUSSURES BELMONT INC</text:p>
          </table:table-cell>
          <table:table-cell table:style-name="ce7" office:value-type="float" office:value="1119402" calcext:value-type="float">
            <text:p>1119402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88.93" calcext:value-type="float">
            <text:p>188,93</text:p>
          </table:table-cell>
          <table:table-cell table:style-name="ce7"/>
          <table:table-cell table:style-name="ce3" office:value-type="string" calcext:value-type="string">
            <text:p>Chaussure de sécurité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638" calcext:value-type="float">
            <text:p>1120638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67.93" calcext:value-type="float">
            <text:p>167,93</text:p>
          </table:table-cell>
          <table:table-cell table:style-name="ce7"/>
          <table:table-cell table:style-name="ce3" office:value-type="string" calcext:value-type="string">
            <text:p>Vêtement de sécurité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DUFRESNE STANDARD &amp; SPECIAL INC.</text:p>
          </table:table-cell>
          <table:table-cell table:style-name="ce7" office:value-type="float" office:value="1119395" calcext:value-type="float">
            <text:p>1119395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439.27" calcext:value-type="float">
            <text:p>439,27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ENTREPRISES FORLINI</text:p>
          </table:table-cell>
          <table:table-cell table:style-name="ce7" office:value-type="float" office:value="1117901" calcext:value-type="float">
            <text:p>1117901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89.24" calcext:value-type="float">
            <text:p>89,24</text:p>
          </table:table-cell>
          <table:table-cell table:style-name="ce7"/>
          <table:table-cell table:style-name="ce3" office:value-type="string" calcext:value-type="string">
            <text:p>Chaussure de sécurité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18804" calcext:value-type="float">
            <text:p>1118804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598.42" calcext:value-type="float">
            <text:p>598,42</text:p>
          </table:table-cell>
          <table:table-cell table:style-name="ce7"/>
          <table:table-cell table:style-name="ce3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EQUIPEMENTS DE SECURITE HOTTE INC</text:p>
          </table:table-cell>
          <table:table-cell table:style-name="ce7" office:value-type="float" office:value="1120699" calcext:value-type="float">
            <text:p>1120699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312.44" calcext:value-type="float">
            <text:p>312,44</text:p>
          </table:table-cell>
          <table:table-cell table:style-name="ce7"/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EQUIPEMENTS TWIN INC.</text:p>
          </table:table-cell>
          <table:table-cell table:style-name="ce7" office:value-type="float" office:value="1117905" calcext:value-type="float">
            <text:p>1117905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081.37" calcext:value-type="float">
            <text:p>1 081,37</text:p>
          </table:table-cell>
          <table:table-cell table:style-name="ce7"/>
          <table:table-cell table:style-name="ce3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ERTILEC LTEE</text:p>
          </table:table-cell>
          <table:table-cell table:style-name="ce7" office:value-type="float" office:value="1119403" calcext:value-type="float">
            <text:p>1119403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172.19" calcext:value-type="float">
            <text:p>1 172,19</text:p>
          </table:table-cell>
          <table:table-cell/>
          <table:table-cell table:style-name="ce3" office:value-type="string" calcext:value-type="string">
            <text:p>Couvre-so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ONDERIE LAPERLE</text:p>
          </table:table-cell>
          <table:table-cell table:style-name="ce7" office:value-type="float" office:value="1117704" calcext:value-type="float">
            <text:p>1117704</text:p>
          </table:table-cell>
          <table:table-cell table:style-name="ce10" office:value-type="date" office:date-value="2016-04-14" calcext:value-type="date">
            <text:p>04-14-16</text:p>
          </table:table-cell>
          <table:table-cell table:style-name="ce14" office:value-type="float" office:value="3078.95" calcext:value-type="float">
            <text:p>3 078,95</text:p>
          </table:table-cell>
          <table:table-cell table:style-name="ce7" office:value-type="float" office:value="1005686" calcext:value-type="float">
            <text:p>1005686</text:p>
          </table:table-cell>
          <table:table-cell table:style-name="ce3" office:value-type="string" calcext:value-type="string">
            <text:p>Accessoires - Aqueduc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GENFIR INC</text:p>
          </table:table-cell>
          <table:table-cell table:style-name="ce7" office:value-type="float" office:value="1118808" calcext:value-type="float">
            <text:p>1118808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1325.99" calcext:value-type="float">
            <text:p>1 325,99</text:p>
          </table:table-cell>
          <table:table-cell table:style-name="ce7"/>
          <table:table-cell table:style-name="ce3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GLOCO INC.</text:p>
          </table:table-cell>
          <table:table-cell table:style-name="ce7" office:value-type="float" office:value="1120688" calcext:value-type="float">
            <text:p>1120688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653.66" calcext:value-type="float">
            <text:p>1 653,66</text:p>
          </table:table-cell>
          <table:table-cell table:style-name="ce7"/>
          <table:table-cell table:style-name="ce3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ERCULES SLR INC</text:p>
          </table:table-cell>
          <table:table-cell table:style-name="ce7" office:value-type="float" office:value="1117911" calcext:value-type="float">
            <text:p>1117911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2704.09" calcext:value-type="float">
            <text:p>2 704,09</text:p>
          </table:table-cell>
          <table:table-cell table:style-name="ce7"/>
          <table:table-cell table:style-name="ce3" office:value-type="string" calcext:value-type="string">
            <text:p>Machine et équipement d'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EWITT EQUIPEMENT LTEE</text:p>
          </table:table-cell>
          <table:table-cell table:style-name="ce7" office:value-type="float" office:value="1115215" calcext:value-type="float">
            <text:p>1115215</text:p>
          </table:table-cell>
          <table:table-cell table:style-name="ce10" office:value-type="date" office:date-value="2016-04-05" calcext:value-type="date">
            <text:p>04-05-16</text:p>
          </table:table-cell>
          <table:table-cell table:style-name="ce14" office:value-type="float" office:value="15748.12" calcext:value-type="float">
            <text:p>15 748,12</text:p>
          </table:table-cell>
          <table:table-cell table:style-name="ce7"/>
          <table:table-cell table:style-name="ce3" office:value-type="string" calcext:value-type="string">
            <text:p>Location de rétrocaveus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ORTICULTURE INDIGO</text:p>
          </table:table-cell>
          <table:table-cell table:style-name="ce7" office:value-type="float" office:value="1120509" calcext:value-type="float">
            <text:p>1120509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777.48" calcext:value-type="float">
            <text:p>777,48</text:p>
          </table:table-cell>
          <table:table-cell table:style-name="ce7"/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INDUSTRIES DESORMEAU INC.</text:p>
          </table:table-cell>
          <table:table-cell table:style-name="ce7" office:value-type="float" office:value="1120656" calcext:value-type="float">
            <text:p>1120656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75.71" calcext:value-type="float">
            <text:p>75,71</text:p>
          </table:table-cell>
          <table:table-cell table:style-name="ce7"/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INOLEC</text:p>
          </table:table-cell>
          <table:table-cell table:style-name="ce7" office:value-type="float" office:value="1117903" calcext:value-type="float">
            <text:p>1117903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225.62" calcext:value-type="float">
            <text:p>225,62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JEAN GUGLIA &amp; FILS ENR.</text:p>
          </table:table-cell>
          <table:table-cell table:style-name="ce7" office:value-type="float" office:value="1119398" calcext:value-type="float">
            <text:p>1119398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079.71" calcext:value-type="float">
            <text:p>1 079,71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19404" calcext:value-type="float">
            <text:p>1119404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491.58" calcext:value-type="float">
            <text:p>491,58</text:p>
          </table:table-cell>
          <table:table-cell table:style-name="ce7"/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AFARGE CANADA INC</text:p>
          </table:table-cell>
          <table:table-cell table:style-name="ce7" office:value-type="float" office:value="1112268" calcext:value-type="float">
            <text:p>1112268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529.38" calcext:value-type="float">
            <text:p>529,38</text:p>
          </table:table-cell>
          <table:table-cell table:style-name="ce7"/>
          <table:table-cell table:style-name="ce3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A MAISON DU PEINTRE</text:p>
          </table:table-cell>
          <table:table-cell table:style-name="ce7" office:value-type="float" office:value="1114321" calcext:value-type="float">
            <text:p>1114321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271.14" calcext:value-type="float">
            <text:p>271,14</text:p>
          </table:table-cell>
          <table:table-cell table:style-name="ce7"/>
          <table:table-cell table:style-name="ce3" office:value-type="string" calcext:value-type="string">
            <text:p>Accessoires pour graffiti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 GROUPE J.S.V. INC</text:p>
          </table:table-cell>
          <table:table-cell table:style-name="ce7" office:value-type="float" office:value="1120785" calcext:value-type="float">
            <text:p>1120785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1243.9" calcext:value-type="float">
            <text:p>1 243,90</text:p>
          </table:table-cell>
          <table:table-cell table:style-name="ce7"/>
          <table:table-cell table:style-name="ce3" office:value-type="string" calcext:value-type="string">
            <text:p>Outil et accessoires - Parc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S EQUIPEMENTS RAPCO INC</text:p>
          </table:table-cell>
          <table:table-cell table:style-name="ce7" office:value-type="float" office:value="1118735" calcext:value-type="float">
            <text:p>1118735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220.94" calcext:value-type="float">
            <text:p>220,94</text:p>
          </table:table-cell>
          <table:table-cell table:style-name="ce7"/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S INDUSTRIES POLY INC.</text:p>
          </table:table-cell>
          <table:table-cell table:style-name="ce7" office:value-type="float" office:value="1120200" calcext:value-type="float">
            <text:p>1120200</text:p>
          </table:table-cell>
          <table:table-cell table:style-name="ce10" office:value-type="date" office:date-value="2016-04-27" calcext:value-type="date">
            <text:p>04-27-16</text:p>
          </table:table-cell>
          <table:table-cell table:style-name="ce14" office:value-type="float" office:value="276.64" calcext:value-type="float">
            <text:p>276,64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S JARDINS MICHEL CORBEIL INC.</text:p>
          </table:table-cell>
          <table:table-cell table:style-name="ce7" office:value-type="float" office:value="1119084" calcext:value-type="float">
            <text:p>1119084</text:p>
          </table:table-cell>
          <table:table-cell table:style-name="ce10" office:value-type="date" office:date-value="2016-04-21" calcext:value-type="date">
            <text:p>04-21-16</text:p>
          </table:table-cell>
          <table:table-cell table:style-name="ce14" office:value-type="float" office:value="1606.31" calcext:value-type="float">
            <text:p>1 606,31</text:p>
          </table:table-cell>
          <table:table-cell table:style-name="ce7"/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S PEPINIERES JASMIN LTEE</text:p>
          </table:table-cell>
          <table:table-cell table:style-name="ce7" office:value-type="float" office:value="1118740" calcext:value-type="float">
            <text:p>1118740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787.14" calcext:value-type="float">
            <text:p>787,14</text:p>
          </table:table-cell>
          <table:table-cell table:style-name="ce7"/>
          <table:table-cell table:style-name="ce3" office:value-type="string" calcext:value-type="string">
            <text:p>Fourniture horticole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677" calcext:value-type="float">
            <text:p>1120677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343.84" calcext:value-type="float">
            <text:p>343,84</text:p>
          </table:table-cell>
          <table:table-cell table:style-name="ce7"/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OCATION GAMMA INC.</text:p>
          </table:table-cell>
          <table:table-cell table:style-name="ce7" office:value-type="float" office:value="1104813" calcext:value-type="float">
            <text:p>1104813</text:p>
          </table:table-cell>
          <table:table-cell table:style-name="ce10" office:value-type="date" office:date-value="2016-04-26" calcext:value-type="date">
            <text:p>04-26-16</text:p>
          </table:table-cell>
          <table:table-cell table:style-name="ce14" office:value-type="float" office:value="512.51" calcext:value-type="float">
            <text:p>512,51</text:p>
          </table:table-cell>
          <table:table-cell table:style-name="ce7"/>
          <table:table-cell table:style-name="ce3" office:value-type="string" calcext:value-type="string">
            <text:p>Location d'outil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OCATION SAUVAGEAU INC.</text:p>
          </table:table-cell>
          <table:table-cell table:style-name="ce7" office:value-type="float" office:value="1119485" calcext:value-type="float">
            <text:p>1119485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917.59" calcext:value-type="float">
            <text:p>917,59</text:p>
          </table:table-cell>
          <table:table-cell table:style-name="ce18"/>
          <table:table-cell table:style-name="ce3" office:value-type="string" calcext:value-type="string">
            <text:p>Locatio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ONTREAL STENCIL INC</text:p>
          </table:table-cell>
          <table:table-cell table:style-name="ce7" office:value-type="float" office:value="1118133" calcext:value-type="float">
            <text:p>1118133</text:p>
          </table:table-cell>
          <table:table-cell table:style-name="ce10" office:value-type="date" office:date-value="2016-04-18" calcext:value-type="date">
            <text:p>04-18-16</text:p>
          </table:table-cell>
          <table:table-cell table:style-name="ce14" office:value-type="float" office:value="55.37" calcext:value-type="float">
            <text:p>55,37</text:p>
          </table:table-cell>
          <table:table-cell table:style-name="ce18"/>
          <table:table-cell table:style-name="ce3" office:value-type="string" calcext:value-type="string">
            <text:p>Article et accessoire de bure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3" office:value-type="string" calcext:value-type="string">
            <text:p>PRIMO INSTRUMENT INC.</text:p>
          </table:table-cell>
          <table:table-cell table:style-name="ce7" office:value-type="float" office:value="1114049" calcext:value-type="float">
            <text:p>1114049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3.65" calcext:value-type="float">
            <text:p>13,65</text:p>
          </table:table-cell>
          <table:table-cell table:style-name="ce7"/>
          <table:table-cell table:style-name="ce3" office:value-type="string" calcext:value-type="string">
            <text:p>Fourniture et accessoire scientifiqu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QUINCAILLERIE NOTRE-DAME DE ST-HENRI INC.</text:p>
          </table:table-cell>
          <table:table-cell table:style-name="ce7" office:value-type="float" office:value="1119400" calcext:value-type="float">
            <text:p>1119400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44.49" calcext:value-type="float">
            <text:p>44,49</text:p>
          </table:table-cell>
          <table:table-cell table:style-name="ce7"/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EAL HUOT INC.</text:p>
          </table:table-cell>
          <table:table-cell table:style-name="ce7" office:value-type="float" office:value="1118460" calcext:value-type="float">
            <text:p>1118460</text:p>
          </table:table-cell>
          <table:table-cell table:style-name="ce10" office:value-type="date" office:date-value="2016-04-19" calcext:value-type="date">
            <text:p>04-19-16</text:p>
          </table:table-cell>
          <table:table-cell table:style-name="ce14" office:value-type="float" office:value="582.68" calcext:value-type="float">
            <text:p>582,68</text:p>
          </table:table-cell>
          <table:table-cell table:style-name="ce7"/>
          <table:table-cell table:style-name="ce3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ENO-DEPOT</text:p>
          </table:table-cell>
          <table:table-cell table:style-name="ce7" office:value-type="float" office:value="1118783" calcext:value-type="float">
            <text:p>1118783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235.83" calcext:value-type="float">
            <text:p>235,83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ABIC POLYMERSHAPES TM</text:p>
          </table:table-cell>
          <table:table-cell table:style-name="ce7" office:value-type="float" office:value="1117906" calcext:value-type="float">
            <text:p>1117906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244.62" calcext:value-type="float">
            <text:p>244,62</text:p>
          </table:table-cell>
          <table:table-cell table:style-name="ce7"/>
          <table:table-cell table:style-name="ce3" office:value-type="string" calcext:value-type="string">
            <text:p>Matière plastiqu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CIAGE DE BETON 2000 INC.</text:p>
          </table:table-cell>
          <table:table-cell table:style-name="ce7" office:value-type="float" office:value="1118180" calcext:value-type="float">
            <text:p>1118180</text:p>
          </table:table-cell>
          <table:table-cell table:style-name="ce10" office:value-type="date" office:date-value="2016-04-18" calcext:value-type="date">
            <text:p>04-18-16</text:p>
          </table:table-cell>
          <table:table-cell table:style-name="ce14" office:value-type="float" office:value="7007.39" calcext:value-type="float">
            <text:p>7 007,39</text:p>
          </table:table-cell>
          <table:table-cell table:style-name="ce7"/>
          <table:table-cell table:style-name="ce3" office:value-type="string" calcext:value-type="string">
            <text:p>Location de scie à bét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ECURITE LANDRY INC</text:p>
          </table:table-cell>
          <table:table-cell table:style-name="ce7" office:value-type="float" office:value="1119406" calcext:value-type="float">
            <text:p>1119406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147" calcext:value-type="float">
            <text:p>1 147,00</text:p>
          </table:table-cell>
          <table:table-cell table:style-name="ce7"/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003.3" calcext:value-type="float">
            <text:p>1 003,30</text:p>
          </table:table-cell>
          <table:table-cell table:style-name="ce7"/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584" calcext:value-type="float">
            <text:p>1120584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092.93" calcext:value-type="float">
            <text:p>1 092,93</text:p>
          </table:table-cell>
          <table:table-cell table:style-name="ce7"/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TE INTERNATIONALE D'ARBORICULTURE-QC</text:p>
          </table:table-cell>
          <table:table-cell table:style-name="ce7" office:value-type="float" office:value="1119463" calcext:value-type="float">
            <text:p>1119463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301.85" calcext:value-type="float">
            <text:p>1 301,85</text:p>
          </table:table-cell>
          <table:table-cell table:style-name="ce7"/>
          <table:table-cell table:style-name="ce3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T-GERMAIN EGOUTS ET AQUEDUCS INC.</text:p>
          </table:table-cell>
          <table:table-cell table:style-name="ce7" office:value-type="float" office:value="1119394" calcext:value-type="float">
            <text:p>1119394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1587.41" calcext:value-type="float">
            <text:p>1 587,41</text:p>
          </table:table-cell>
          <table:table-cell table:style-name="ce7" office:value-type="float" office:value="989948" calcext:value-type="float">
            <text:p>989948</text:p>
          </table:table-cell>
          <table:table-cell table:style-name="ce3" office:value-type="string" calcext:value-type="string">
            <text:p>Puisard, chambre de vanne et regard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ENAQUIP LIMITED</text:p>
          </table:table-cell>
          <table:table-cell table:style-name="ce7" office:value-type="float" office:value="1117893" calcext:value-type="float">
            <text:p>1117893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581.93" calcext:value-type="float">
            <text:p>581,93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17913" calcext:value-type="float">
            <text:p>1117913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67.26" calcext:value-type="float">
            <text:p>167,26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96.6" calcext:value-type="float">
            <text:p>196,60</text:p>
          </table:table-cell>
          <table:table-cell table:style-name="ce7"/>
          <table:table-cell table:style-name="ce3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613" calcext:value-type="float">
            <text:p>1120613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77.94" calcext:value-type="float">
            <text:p>77,94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TOSHIBA DU CANADA LIMITEE</text:p>
          </table:table-cell>
          <table:table-cell table:style-name="ce7" office:value-type="float" office:value="1097155" calcext:value-type="float">
            <text:p>1097155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231.37" calcext:value-type="float">
            <text:p>231,37</text:p>
          </table:table-cell>
          <table:table-cell table:style-name="ce7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U. CAYOUETTE INC.</text:p>
          </table:table-cell>
          <table:table-cell table:style-name="ce7" office:value-type="float" office:value="1118789" calcext:value-type="float">
            <text:p>1118789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25.13" calcext:value-type="float">
            <text:p>25,13</text:p>
          </table:table-cell>
          <table:table-cell table:style-name="ce7"/>
          <table:table-cell table:style-name="ce3" office:value-type="string" calcext:value-type="string">
            <text:p>Accessoire et pièce de remplacement pour machinerie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1417.75" calcext:value-type="float">
            <text:p>1 417,75</text:p>
          </table:table-cell>
          <table:table-cell table:style-name="ce7"/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ERMEER CANADA INC.</text:p>
          </table:table-cell>
          <table:table-cell table:style-name="ce7" office:value-type="float" office:value="1117916" calcext:value-type="float">
            <text:p>1117916</text:p>
          </table:table-cell>
          <table:table-cell table:style-name="ce10" office:value-type="date" office:date-value="2016-04-15" calcext:value-type="date">
            <text:p>04-15-16</text:p>
          </table:table-cell>
          <table:table-cell table:style-name="ce14" office:value-type="float" office:value="1907.97" calcext:value-type="float">
            <text:p>1 907,97</text:p>
          </table:table-cell>
          <table:table-cell table:style-name="ce7"/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float" office:value="1120795" calcext:value-type="float">
            <text:p>1120795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1496.96" calcext:value-type="float">
            <text:p>1 496,96</text:p>
          </table:table-cell>
          <table:table-cell table:style-name="ce7"/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3" office:value-type="string" calcext:value-type="string">
            <text:p>ENVELOPPE LAURENTIDE INC</text:p>
          </table:table-cell>
          <table:table-cell table:style-name="ce7" office:value-type="float" office:value="1117075" calcext:value-type="float">
            <text:p>1117075</text:p>
          </table:table-cell>
          <table:table-cell table:style-name="ce10" office:value-type="date" office:date-value="2016-04-13" calcext:value-type="date">
            <text:p>04-13-16</text:p>
          </table:table-cell>
          <table:table-cell table:style-name="ce14" office:value-type="float" office:value="206.8" calcext:value-type="float">
            <text:p>206,80</text:p>
          </table:table-cell>
          <table:table-cell table:style-name="ce18"/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OURCHETTE &amp; CIE CUISINE COMMUNAUTAIRE</text:p>
          </table:table-cell>
          <table:table-cell table:style-name="ce7" office:value-type="float" office:value="1119528" calcext:value-type="float">
            <text:p>1119528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201.7" calcext:value-type="float">
            <text:p>201,70</text:p>
          </table:table-cell>
          <table:table-cell table:style-name="ce18"/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 DEVOIR</text:p>
          </table:table-cell>
          <table:table-cell table:style-name="ce7" office:value-type="float" office:value="1119527" calcext:value-type="float">
            <text:p>1119527</text:p>
          </table:table-cell>
          <table:table-cell table:style-name="ce10" office:value-type="date" office:date-value="2016-04-22" calcext:value-type="date">
            <text:p>04-22-16</text:p>
          </table:table-cell>
          <table:table-cell table:style-name="ce14" office:value-type="float" office:value="8399" calcext:value-type="float">
            <text:p>8 399,00</text:p>
          </table:table-cell>
          <table:table-cell table:style-name="ce18"/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S EDITIONS YVON BLAIS INC</text:p>
          </table:table-cell>
          <table:table-cell table:style-name="ce7" office:value-type="float" office:value="1114753" calcext:value-type="float">
            <text:p>1114753</text:p>
          </table:table-cell>
          <table:table-cell table:style-name="ce10" office:value-type="date" office:date-value="2016-04-01" calcext:value-type="date">
            <text:p>04-01-16</text:p>
          </table:table-cell>
          <table:table-cell table:style-name="ce14" office:value-type="float" office:value="154.95" calcext:value-type="float">
            <text:p>154,95</text:p>
          </table:table-cell>
          <table:table-cell table:style-name="ce18"/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WOLTERS KLUWER QUEBEC LTEE</text:p>
          </table:table-cell>
          <table:table-cell table:style-name="ce7" office:value-type="float" office:value="1120879" calcext:value-type="float">
            <text:p>1120879</text:p>
          </table:table-cell>
          <table:table-cell table:style-name="ce10" office:value-type="date" office:date-value="2016-04-29" calcext:value-type="date">
            <text:p>04-29-16</text:p>
          </table:table-cell>
          <table:table-cell table:style-name="ce14" office:value-type="float" office:value="517" calcext:value-type="float">
            <text:p>517,00</text:p>
          </table:table-cell>
          <table:table-cell table:style-name="ce18"/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3" office:value-type="string" calcext:value-type="string">
            <text:p>BOO! DESIGN INC.</text:p>
          </table:table-cell>
          <table:table-cell table:style-name="ce7" office:value-type="float" office:value="1118650" calcext:value-type="float">
            <text:p>1118650</text:p>
          </table:table-cell>
          <table:table-cell table:style-name="ce10" office:value-type="date" office:date-value="2016-04-20" calcext:value-type="date">
            <text:p>04-20-16</text:p>
          </table:table-cell>
          <table:table-cell table:style-name="ce14" office:value-type="float" office:value="356.96" calcext:value-type="float">
            <text:p>356,96</text:p>
          </table:table-cell>
          <table:table-cell table:style-name="ce18"/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NCEPTION RENO</text:p>
          </table:table-cell>
          <table:table-cell table:style-name="ce7" office:value-type="float" office:value="1118996" calcext:value-type="float">
            <text:p>1118996</text:p>
          </table:table-cell>
          <table:table-cell table:style-name="ce10" office:value-type="date" office:date-value="2016-04-21" calcext:value-type="date">
            <text:p>04-21-16</text:p>
          </table:table-cell>
          <table:table-cell table:style-name="ce14" office:value-type="float" office:value="1049.87" calcext:value-type="float">
            <text:p>1 049,87</text:p>
          </table:table-cell>
          <table:table-cell table:style-name="ce18"/>
          <table:table-cell table:style-name="ce3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ORPORATE EXPRESS CANADA INC.</text:p>
          </table:table-cell>
          <table:table-cell table:style-name="ce7" office:value-type="float" office:value="1115550" calcext:value-type="float">
            <text:p>1115550</text:p>
          </table:table-cell>
          <table:table-cell table:style-name="ce10" office:value-type="date" office:date-value="2016-04-06" calcext:value-type="date">
            <text:p>04-06-16</text:p>
          </table:table-cell>
          <table:table-cell table:style-name="ce14" office:value-type="float" office:value="776.95" calcext:value-type="float">
            <text:p>776,95</text:p>
          </table:table-cell>
          <table:table-cell table:style-name="ce18"/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UNISOURCE CANADA INC.</text:p>
          </table:table-cell>
          <table:table-cell table:style-name="ce7" office:value-type="float" office:value="1109617" calcext:value-type="float">
            <text:p>1109617</text:p>
          </table:table-cell>
          <table:table-cell table:style-name="ce10" office:value-type="date" office:date-value="2016-04-06" calcext:value-type="date">
            <text:p>04-06-16</text:p>
          </table:table-cell>
          <table:table-cell table:style-name="ce14" office:value-type="float" office:value="64.36" calcext:value-type="float">
            <text:p>64,36</text:p>
          </table:table-cell>
          <table:table-cell table:style-name="ce18"/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3" office:value-type="string" calcext:value-type="string">
            <text:p>COMPUGEN INC.</text:p>
          </table:table-cell>
          <table:table-cell table:style-name="ce7" office:value-type="float" office:value="1120572" calcext:value-type="float">
            <text:p>1120572</text:p>
          </table:table-cell>
          <table:table-cell table:style-name="ce10" office:value-type="date" office:date-value="2016-04-28" calcext:value-type="date">
            <text:p>04-28-16</text:p>
          </table:table-cell>
          <table:table-cell table:style-name="ce14" office:value-type="float" office:value="144.88" calcext:value-type="float">
            <text:p>144,88</text:p>
          </table:table-cell>
          <table:table-cell table:style-name="ce18"/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.L. LOZEAU LTEE.</text:p>
          </table:table-cell>
          <table:table-cell table:style-name="ce7" office:value-type="float" office:value="1120364" calcext:value-type="float">
            <text:p>1120364</text:p>
          </table:table-cell>
          <table:table-cell table:style-name="ce10" office:value-type="date" office:date-value="2016-04-27" calcext:value-type="date">
            <text:p>04-27-16</text:p>
          </table:table-cell>
          <table:table-cell table:style-name="ce14" office:value-type="float" office:value="1033.13" calcext:value-type="float">
            <text:p>1 033,13</text:p>
          </table:table-cell>
          <table:table-cell table:style-name="ce18"/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 table:number-rows-repeated="22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2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1" table:number-rows-repeated="4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number-columns-repeated="1018"/>
        </table:table-row>
        <table:table-row table:style-name="ro1" table:number-rows-repeated="7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/>
          <table:table-cell table:style-name="ce10"/>
          <table:table-cell table:style-name="ce15"/>
          <table:table-cell table:style-name="ce18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8"/>
          <table:table-cell table:style-name="ce11"/>
          <table:table-cell table:style-name="ce14"/>
          <table:table-cell table:style-name="ce19"/>
          <table:table-cell table:style-name="ce3"/>
          <table:table-cell table:number-columns-repeated="1017"/>
        </table:table-row>
        <table:table-row table:style-name="ro1" table:number-rows-repeated="3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7"/>
          <table:table-cell table:style-name="ce10"/>
          <table:table-cell table:style-name="ce14"/>
          <table:table-cell table:style-name="ce18"/>
          <table:table-cell table:style-name="ce3"/>
          <table:table-cell table:number-columns-repeated="1017"/>
        </table:table-row>
        <table:table-row table:style-name="ro1" table:number-rows-repeated="9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 table:style-name="ce10"/>
          <table:table-cell/>
          <table:table-cell table:style-name="ce18"/>
          <table:table-cell table:number-columns-repeated="1018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127" table:range-usable-as="print-range"/>
        </table:named-expressions>
      </table:table>
      <table:table table:name="Feuil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date-style style:name="N125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6-08-08T13:57:42.458000000</dc:date>
    <meta:print-date>2016-05-09T15:28:00</meta:print-date>
    <meta:generator>LibreOffice/5.1.4.2$Windows_x86 LibreOffice_project/f99d75f39f1c57ebdd7ffc5f42867c12031db97a</meta:generator>
    <meta:editing-duration>PT2M34S</meta:editing-duration>
    <meta:editing-cycles>1</meta:editing-cycles>
    <meta:document-statistic meta:table-count="3" meta:cell-count="787" meta:object-count="0"/>
  </office:meta>
</office:document-meta>
</file>